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08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7.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ext-properties style:font-name="Liberation Sans" style:font-name-asian="TakaoPGothic" style:font-name-complex="TakaoPGoth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Gradient Normaliza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Noise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Lateral</text:p>
          </table:table-cell>
          <table:table-cell table:style-name="ce1" office:value-type="string" calcext:value-type="string">
            <text:p>KL/P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style-name="ce2"/>
          <table:table-cell table:style-name="ce1"/>
          <table:table-cell table:style-name="ce2" office:value-type="string" calcext:value-type="string">
            <text:p>NoRC/Pseudo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style-name="ce1" table:number-columns-repeated="2"/>
          <table:table-cell office:value-type="string" calcext:value-type="string">
            <text:p>net:small,T:3,acc:76</text:p>
          </table:table-cell>
          <table:table-cell office:value-type="string" calcext:value-type="string">
            <text:p>net:small,T:6,acc:75</text:p>
          </table:table-cell>
          <table:table-cell office:value-type="string" calcext:value-type="string">
            <text:p>net:small,L:6,acc:76</text:p>
          </table:table-cell>
          <table:table-cell table:style-name="ce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84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9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54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83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88</text:p>
          </table:table-cell>
          <table:table-cell office:value-type="string" calcext:value-type="string">
            <text:p>net:small,T:6,acc:78</text:p>
          </table:table-cell>
          <table:table-cell office:value-type="string" calcext:value-type="string">
            <text:p>net:small,L:6,acc:76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2"/>
          <table:table-cell office:value-type="string" calcext:value-type="string">
            <text:p>net:small,T:3,acc:50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table:number-columns-repeated="3" table:style-name="ce2" office:value-type="string" calcext:value-type="string">
            <text:p>NoRC/K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style-name="ce1"/>
          <table:table-cell/>
          <table:table-cell office:value-type="string" calcext:value-type="string">
            <text:p>net:small,T:3,acc:76</text:p>
          </table:table-cell>
          <table:table-cell office:value-type="string" calcext:value-type="string">
            <text:p>net:small,T:6,acc:73</text:p>
          </table:table-cell>
          <table:table-cell office:value-type="string" calcext:value-type="string">
            <text:p>net:small,L:6,acc:7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86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79</text:p>
          </table:table-cell>
          <table:table-cell table:number-columns-repeated="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45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79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82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73</text:p>
          </table:table-cell>
          <table:table-cell table:number-columns-repeated="2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2"/>
          <table:table-cell office:value-type="string" calcext:value-type="string">
            <text:p>net:small,T:3,acc:83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81</text:p>
          </table:table-cell>
          <table:table-cell table:number-columns-repeated="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table:number-columns-repeated="7"/>
        </table:table-row>
        <table:table-row table:style-name="ro1" table:number-rows-repeated="117">
          <table:table-cell table:number-columns-repeated="13"/>
        </table:table-row>
        <table:table-row table:style-name="ro1">
          <table:table-cell table:style-name="ce3"/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Noise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Lateral</text:p>
          </table:table-cell>
          <table:table-cell table:style-name="ce1" office:value-type="string" calcext:value-type="string">
            <text:p>KL/P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table:style-name="ce2" office:value-type="string" calcext:value-type="string">
            <text:p>NoRC/Pseudo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et:small,T:3,acc:76</text:p>
          </table:table-cell>
          <table:table-cell office:value-type="string" calcext:value-type="string">
            <text:p>net:small,T:6,acc:75</text:p>
          </table:table-cell>
          <table:table-cell office:value-type="string" calcext:value-type="string">
            <text:p>net:small,L:6,acc:76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et:small,T:3,acc:84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9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et:small,T:3,acc:54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</table:table-row>
        <table:table-row table:style-name="ro1">
          <table:table-cell table:style-name="ce3"/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et:small,T:3,acc:83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6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et:small,T:3,acc:88</text:p>
          </table:table-cell>
          <table:table-cell office:value-type="string" calcext:value-type="string">
            <text:p>net:small,T:6,acc:78</text:p>
          </table:table-cell>
          <table:table-cell office:value-type="string" calcext:value-type="string">
            <text:p>net:small,L:6,acc:76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et:small,T:3,acc:50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table:style-name="ce2" office:value-type="string" calcext:value-type="string">
            <text:p>NoRC/KL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net:small,T:3,acc:76</text:p>
          </table:table-cell>
          <table:table-cell office:value-type="string" calcext:value-type="string">
            <text:p>net:small,T:6,acc:73</text:p>
          </table:table-cell>
          <table:table-cell office:value-type="string" calcext:value-type="string">
            <text:p>net:small,L:6,acc:78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net:small,T:3,acc:86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79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net:small,T:3,acc:45</text:p>
          </table:table-cell>
          <table:table-cell office:value-type="string" calcext:value-type="string">
            <text:p>net:small,T:6,acc:</text:p>
          </table:table-cell>
          <table:table-cell office:value-type="string" calcext:value-type="string">
            <text:p>net:small,L:6,acc: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Enc-De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net:small,T:3,acc:79</text:p>
          </table:table-cell>
          <table:table-cell office:value-type="string" calcext:value-type="string">
            <text:p>net:small,T:6,acc:76</text:p>
          </table:table-cell>
          <table:table-cell office:value-type="string" calcext:value-type="string">
            <text:p>net:small,L:6,acc:76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net:small,T:3,acc:82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73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ec-En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net:small,T:3,acc:83</text:p>
          </table:table-cell>
          <table:table-cell office:value-type="string" calcext:value-type="string">
            <text:p>net:small,T:6,acc:80</text:p>
          </table:table-cell>
          <table:table-cell office:value-type="string" calcext:value-type="string">
            <text:p>net:small,L:6,acc:81</text:p>
          </table:table-cell>
        </table:table-row>
      </table:table>
      <table:named-expressions/>
      <table:database-ranges>
        <table:database-range table:name="__Anonymous_Sheet_DB__0" table:target-range-address="Sheet1.A3:Sheet1.H37" table:display-filter-buttons="true">
          <table:filter>
            <table:filter-or>
              <table:filter-condition table:field-number="1" table:value="MLP" table:operator="="/>
              <table:filter-condition table:field-number="6" table:data-type="number" table:value="66" table:operator="="/>
            </table:filter-or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00/00/00</text:date>, <text:time style:data-style-name="N2" text:time-value="23:07:07.81824002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57:27.762493746</meta:creation-date>
    <dc:date>2016-12-27T19:50:52.535568970</dc:date>
    <meta:editing-duration>P51DT8H49M17S</meta:editing-duration>
    <meta:editing-cycles>264</meta:editing-cycles>
    <meta:generator>LibreOffice/4.2.8.2$Linux_X86_64 LibreOffice_project/420m0$Build-2</meta:generator>
    <meta:document-statistic meta:table-count="2" meta:cell-count="376" meta:object-count="0"/>
  </office:meta>
</office:document-meta>
</file>